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24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number-columns-repeated="3" table:default-cell-style-name="ce6"/>
        <table:table-column table:style-name="co5" table:default-cell-style-name="ce8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Purchase lead time (days)</text:p>
          </table:table-cell>
          <table:table-cell table:style-name="ce5" office:value-type="string" calcext:value-type="string">
            <text:p>Qty req</text:p>
          </table:table-cell>
          <table:table-cell table:style-name="ce5" office:value-type="string" calcext:value-type="string">
            <text:p>Stock</text:p>
          </table:table-cell>
          <table:table-cell table:style-name="ce5" office:value-type="string" calcext:value-type="string">
            <text:p>To Buy / Make</text:p>
          </table:table-cell>
          <table:table-cell table:style-name="ce7" office:value-type="string" calcext:value-type="string">
            <text:p>Packed?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Vod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2]-[.E2]" office:value-type="float" office:value="4" calcext:value-type="float">
            <text:p>4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]-[.E3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Dark 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]-[.E4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White 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]-[.E5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White 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]-[.E6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Tequi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]-[.E7]" office:value-type="float" office:value="3" calcext:value-type="float">
            <text:p>3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G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]-[.E8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Grenad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9]-[.E9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Co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0]-[.E10]" office:value-type="float" office:value="3" calcext:value-type="float">
            <text:p>3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Lemon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1]-[.E11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Tonic wate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2]-[.E12]" office:value-type="float" office:value="12" calcext:value-type="float">
            <text:p>1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Soda wat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3]-[.E13]" office:value-type="float" office:value="10" calcext:value-type="float">
            <text:p>10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Orange jui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4]-[.E14]" office:value-type="float" office:value="5" calcext:value-type="float">
            <text:p>5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Ginger al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5]-[.E15]" office:value-type="float" office:value="8" calcext:value-type="float">
            <text:p>8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Angostura Bitte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6]-[.E16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Tabasc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7]-[.E17]" office:value-type="float" office:value="1" calcext:value-type="float">
            <text:p>1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Glace cherri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8]-[.E18]" office:value-type="float" office:value="3" calcext:value-type="float">
            <text:p>3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Lemo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9]-[.E19]" office:value-type="float" office:value="20" calcext:value-type="float">
            <text:p>20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Worcestershire sau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20]-[.E20]" office:value-type="float" office:value="1" calcext:value-type="float">
            <text:p>1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Umbrella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table:formula="of:=[.D21]-[.E21]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Bag of i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22]-[.E22]" office:value-type="float" office:value="5" calcext:value-type="float">
            <text:p>5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boar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3]-[.E2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Right box sec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4]-[.E2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Maker slid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5]-[.E2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6]-[.E26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27]-[.E27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clamp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28]-[.E28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clamp bolt</text:p>
          </table:table-cell>
          <table:table-cell office:value-type="string" calcext:value-type="string">
            <text:p>-</text:p>
          </table:table-cell>
          <table:table-cell table:formula="of:=8*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[.D29]-[.E29]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servo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30]-[.E30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servo cabl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31]-[.E31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Electronics enclosure &amp; contents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2]-[.E3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manifol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3]-[.E3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tank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4]-[.E3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tap panel (inc servos)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5]-[.E3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pare CO2 servo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[.D36]-[.E36]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servo cable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[.D37]-[.E37]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manifol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8]-[.E38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hoses w/ corks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formula="of:=[.D39]-[.E39]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Dasher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 table:formula="of:=[.D40]-[.E40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Lemon dispens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1]-[.E41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herry dispens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2]-[.E4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tirr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3]-[.E4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Umbrella dispens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4]-[.E4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lop bucket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5]-[.E4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Guttering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Gutter downpip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Drop bucket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Admin consol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Network cabl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pare Pi SD card (pre-flashed)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4">
          <table:table-cell office:value-type="string" calcext:value-type="string">
            <text:p>BarBot components</text:p>
          </table:table-cell>
          <table:table-cell office:value-type="string" calcext:value-type="string">
            <text:p>Rope / bungee / repstraps for securing CO2 cylind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Ice bucke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formula="of:=[.D53]-[.E53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Ice tongs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Freez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formula="of:=[.D55]-[.E55]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 office:value-type="string" calcext:value-type="string">
            <text:p>Cocktail glass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formula="of:=[.D56]-[.E56]" office:value-type="float" office:value="230" calcext:value-type="float">
            <text:p>23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Planks / wood for under table fee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Tressle tabl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Spirit leve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Multime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USB cable for arduino programm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USB / serial cable for debugging P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Laptop with SD card rea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10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23:24:07.925206966</meta:creation-date>
    <dc:date>2014-07-14T01:35:17.442612494</dc:date>
    <meta:editing-duration>PT1H3M12S</meta:editing-duration>
    <meta:editing-cycles>8</meta:editing-cycles>
    <meta:generator>LibreOffice/4.1.3.2$Linux_x86 LibreOffice_project/410m0$Build-2</meta:generator>
    <meta:document-statistic meta:table-count="1" meta:cell-count="336" meta:object-count="0"/>
  </office:meta>
</office:document-meta>
</file>